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7.0806in" style:rel-column-width="65535*"/>
    </style:style>
    <style:style style:name="Table18.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itle">
      <style:text-properties fo:font-size="60pt" style:font-size-asian="60pt" style:font-size-complex="60pt"/>
    </style:style>
    <style:style style:name="P6" style:family="paragraph" style:parent-style-name="Footnote">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style:font-name="Courier New" fo:font-weight="bold" style:font-weight-asian="bold" style:font-weight-complex="bold"/>
    </style:style>
    <style:style style:name="P15" style:family="paragraph" style:parent-style-name="Table_20_Contents">
      <style:paragraph-properties fo:text-align="justify" style:justify-single-word="false"/>
      <style:text-properties style:font-name="Courier New" fo:font-weight="bold" style:font-weight-asian="bold" style:font-weight-complex="bold"/>
    </style:style>
    <style:style style:name="P16" style:family="paragraph" style:parent-style-name="Table_20_Contents">
      <style:paragraph-properties fo:text-align="center" style:justify-single-word="false"/>
      <style:text-properties style:font-name="Courier New"/>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start" style:justify-single-word="false"/>
    </style:style>
    <style:style style:name="P20" style:family="paragraph" style:parent-style-name="Code">
      <style:text-properties fo:font-size="12pt" fo:font-weight="bold" style:font-size-asian="12pt" style:font-weight-asian="bold" style:font-size-complex="12pt" style:font-weight-complex="bold"/>
    </style:style>
    <style:style style:name="P21" style:family="paragraph" style:parent-style-name="Code">
      <style:paragraph-properties fo:text-align="justify" style:justify-single-word="false"/>
    </style:style>
    <style:style style:name="P22" style:family="paragraph" style:parent-style-name="Code">
      <style:text-properties style:font-name="Times New Roman" fo:font-size="14pt" style:font-name-asian="SimSun" style:font-size-asian="14pt" style:font-name-complex="Mangal" style:font-size-complex="14pt"/>
    </style:style>
    <style:style style:name="P23" style:family="paragraph" style:parent-style-name="Text_20_body">
      <style:paragraph-properties fo:break-before="page"/>
    </style:style>
    <style:style style:name="P24" style:family="paragraph" style:parent-style-name="Text_20_body">
      <style:paragraph-properties fo:text-align="justify" style:justify-single-word="false" fo:break-before="page"/>
    </style:style>
    <style:style style:name="P25" style:family="paragraph" style:parent-style-name="Heading_20_1">
      <style:paragraph-properties fo:text-align="justify" style:justify-single-word="false"/>
    </style:style>
    <style:style style:name="P26" style:family="paragraph" style:parent-style-name="Heading_20_1">
      <style:paragraph-properties fo:break-before="pag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7.0602in" style:type="right" style:leader-style="dotted" style:leader-text="."/>
        </style:tab-stops>
      </style:paragraph-properties>
    </style:style>
    <style:style style:name="P29" style:family="paragraph" style:parent-style-name="Contents_20_2">
      <style:paragraph-properties>
        <style:tab-stops>
          <style:tab-stop style:position="6.8839in" style:type="right" style:leader-style="dotted" style:leader-text="."/>
        </style:tab-stops>
      </style:paragraph-properties>
    </style:style>
    <style:style style:name="P30" style:family="paragraph" style:parent-style-name="Table_20_Contents">
      <style:paragraph-properties fo:text-align="justify" style:justify-single-word="false"/>
      <style:text-properties fo:font-weight="bold" style:font-weight-asian="bold" style:font-weight-complex="bold"/>
    </style:style>
    <style:style style:name="P31" style:family="paragraph" style:parent-style-name="Table_20_Contents">
      <style:text-properties style:font-name="Courier New" fo:font-size="10pt" style:font-size-asian="10pt" style:font-size-complex="10pt"/>
    </style:style>
    <style:style style:name="P32" style:family="paragraph" style:parent-style-name="Index_20_1">
      <style:paragraph-properties>
        <style:tab-stops>
          <style:tab-stop style:position="7.0807in" style:type="right"/>
        </style:tab-stops>
      </style:paragraph-properties>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5">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8">
      <style:paragraph-properties fo:text-align="justify" style:justify-single-word="false"/>
    </style:style>
    <style:style style:name="P41" style:family="paragraph" style:parent-style-name="Text_20_body" style:list-style-name="L10">
      <style:paragraph-properties fo:text-align="justify" style:justify-single-word="false"/>
    </style:style>
    <style:style style:name="P42" style:family="paragraph" style:parent-style-name="Text_20_body" style:list-style-name="L11">
      <style:paragraph-properties fo:text-align="justify" style:justify-single-word="false"/>
    </style:style>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5">The fOOrth User's Guide</text:p>
      <text:p text:style-name="Subtitle">An RPN, object oriented language that is not FORTH.</text:p>
      <text:p text:style-name="Subtitle">by Peter Camilleri </text:p>
      <text:p text:style-name="Text_20_body"/>
      <text:p text:style-name="P2">Last Update: January 19, 2015</text:p>
      <text:p text:style-name="P2">Covering fOOrth version 0.0.3</text:p>
      <text:p text:style-name="P2">Status: Unpublished.</text:p>
      <text:p text:style-name="Text_20_body"/>
      <text:p text:style-name="Text_20_body"/>
      <text:p text:style-name="Text_20_body"/>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his page left blan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7">Table of Contents</text:p>
          </text:index-title>
          <text:p text:style-name="P28">The MIT License (MIT).<text:tab/>5</text:p>
          <text:p text:style-name="P28">Introduction<text:tab/>6</text:p>
          <text:p text:style-name="P29">About the name fOOrth<text:tab/>6</text:p>
          <text:p text:style-name="P29">How fOOrth came to be<text:tab/>6</text:p>
          <text:p text:style-name="P29">Goals and Principles<text:tab/>7</text:p>
          <text:p text:style-name="P29">Report Card<text:tab/>8</text:p>
          <text:p text:style-name="P29">Special Note<text:tab/>8</text:p>
          <text:p text:style-name="P28">Installation<text:tab/>9</text:p>
          <text:p text:style-name="P29">Ruby<text:tab/>9</text:p>
          <text:p text:style-name="P29">fOOrth<text:tab/>9</text:p>
          <text:p text:style-name="P29">Running fOOrth<text:tab/>10</text:p>
          <text:p text:style-name="P29">Source Archive<text:tab/>10</text:p>
          <text:p text:style-name="P28">First Steps<text:tab/>11</text:p>
          <text:p text:style-name="P28">The Syntax and Style of fOOrth<text:tab/>13</text:p>
          <text:p text:style-name="P29">Syntax<text:tab/>13</text:p>
          <text:p text:style-name="P29">Spaces<text:tab/>13</text:p>
          <text:p text:style-name="P29">Comments<text:tab/>13</text:p>
          <text:p text:style-name="P29">String Literals<text:tab/>13</text:p>
          <text:p text:style-name="P29">Numeric Literals<text:tab/>14</text:p>
          <text:p text:style-name="P28">The Class Tree<text:tab/>15</text:p>
          <text:p text:style-name="P29">A Brief Overview<text:tab/>15</text:p>
          <text:p text:style-name="P28">Routing<text:tab/>17</text:p>
          <text:p text:style-name="P28">VirtualMachine<text:tab/>18</text:p>
          <text:p text:style-name="P28">Object<text:tab/>19</text:p>
          <text:p text:style-name="P29">Instance Methods<text:tab/>19</text:p>
          <text:p text:style-name="P29">See Also<text:tab/>25</text:p>
          <text:p text:style-name="P28">Array<text:tab/>26</text:p>
          <text:p text:style-name="P29">Array Literals<text:tab/>26</text:p>
          <text:p text:style-name="P29">See Also<text:tab/>26</text:p>
          <text:p text:style-name="P28">Class<text:tab/>27</text:p>
          <text:p text:style-name="P29">See Also<text:tab/>27</text:p>
          <text:p text:style-name="P28">FalseClass<text:tab/>28</text:p>
          <text:p text:style-name="P29">Instance Methods<text:tab/>28</text:p>
          <text:p text:style-name="P29">See Also<text:tab/>28</text:p>
          <text:p text:style-name="P28">Hash<text:tab/>29</text:p>
          <text:p text:style-name="P29">Hash Literals<text:tab/>29</text:p>
          <text:p text:style-name="P29">See Also<text:tab/>29</text:p>
          <text:p text:style-name="P28">MaxNumeric<text:tab/>30</text:p>
          <text:p text:style-name="P28"><text:soft-page-break/>MinNumeric<text:tab/>31</text:p>
          <text:p text:style-name="P28">NilClass<text:tab/>32</text:p>
          <text:p text:style-name="P29">Instance Methods<text:tab/>32</text:p>
          <text:p text:style-name="P29">See Also<text:tab/>32</text:p>
          <text:p text:style-name="P28">Numeric<text:tab/>33</text:p>
          <text:p text:style-name="P28">Complex<text:tab/>34</text:p>
          <text:p text:style-name="P29">Complex Literals<text:tab/>34</text:p>
          <text:p text:style-name="P29">Instance Methods<text:tab/>35</text:p>
          <text:p text:style-name="P29">See Also<text:tab/>35</text:p>
          <text:p text:style-name="P28">Float<text:tab/>36</text:p>
          <text:p text:style-name="P29">Float Literals<text:tab/>36</text:p>
          <text:p text:style-name="P29">See Also<text:tab/>36</text:p>
          <text:p text:style-name="P28">Integer<text:tab/>37</text:p>
          <text:p text:style-name="P29">Integer Literals<text:tab/>37</text:p>
          <text:p text:style-name="P29">See Also<text:tab/>37</text:p>
          <text:p text:style-name="P28">Rational<text:tab/>38</text:p>
          <text:p text:style-name="P29">Rational Literals<text:tab/>38</text:p>
          <text:p text:style-name="P29">Instance Methods<text:tab/>38</text:p>
          <text:p text:style-name="P29">See Also<text:tab/>38</text:p>
          <text:p text:style-name="P28">Procedure<text:tab/>40</text:p>
          <text:p text:style-name="P29">Procedure Literals<text:tab/>40</text:p>
          <text:p text:style-name="P29">See Also<text:tab/>40</text:p>
          <text:p text:style-name="P28">String<text:tab/>41</text:p>
          <text:p text:style-name="P29">String Literals<text:tab/>41</text:p>
          <text:p text:style-name="P29">See Also<text:tab/>41</text:p>
          <text:p text:style-name="P28">Thread<text:tab/>42</text:p>
          <text:p text:style-name="P29">See Also<text:tab/>42</text:p>
          <text:p text:style-name="P28">TrueClass<text:tab/>43</text:p>
          <text:p text:style-name="P29">See Also<text:tab/>43</text:p>
          <text:p text:style-name="P28">Symbol Glossary<text:tab/>44</text:p>
          <text:p text:style-name="P28">Appendix A – Regular Expressions<text:tab/>45</text:p>
          <text:p text:style-name="P28">Edit History:<text:tab/>47</text:p>
        </text:index-body>
      </text:table-of-content>
      <text:p text:style-name="Text_20_body"/>
      <text:h text:style-name="P2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5" text:outline-level="1">Introduction</text:h>
      <text:h text:style-name="Heading_20_2" text:outline-level="2">About the name fOOrth</text:h>
      <text:p text:style-name="Standard"/>
      <text:p text:style-name="P7">The name of programming language fOOrth is an example of a malamanteau<text:note text:id="ftn1" text:note-class="footnote"><text:note-citation>1</text:note-citation><text:note-body><text:p text:style-name="P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7">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text:soft-page-break/>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890062632432863584" text:style-name="L1">
        <text:list-item>
          <text:p text:style-name="P34">A Simple, Easy-to-Understand syntax that is none the less, Expressive and Compact:</text:p>
        </text:list-item>
      </text:list>
      <text:list xml:id="list6053432263286497053"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36197516" text:continue-list="list1890062632432863584" text:style-name="L1">
        <text:list-item>
          <text:p text:style-name="P34">Safe Data and Data Structures:</text:p>
        </text:list-item>
      </text:list>
      <text:list xml:id="list4308370449476748180" text:style-name="L3">
        <text:list-item>
          <text:list>
            <text:list-item>
              <text:p text:style-name="P37">Simple, reliable arithmetic. In fOOrth, integer operations never overflow. Rational values can be represented exactly, complex numbers are supported, and conversions between numeric types are simple.</text:p>
            </text:list-item>
            <text:list-item>
              <text:p text:style-name="P37">Strings grow as needed without the need to allocate space or worry about overflow.</text:p>
            </text:list-item>
            <text:list-item>
              <text:p text:style-name="P37">Data containers such as arrays and hashes grow as needed. Out of range subscripts cannot access undefined memory regions. </text:p>
            </text:list-item>
          </text:list>
        </text:list-item>
      </text:list>
      <text:list xml:id="list36212661" text:continue-list="list36197516" text:style-name="L1">
        <text:list-item>
          <text:p text:style-name="P34"><text:soft-page-break/>Message Passing:</text:p>
        </text:list-item>
      </text:list>
      <text:list xml:id="list1853750351512794626" text:style-name="L4">
        <text:list-item>
          <text:list>
            <text:list-item>
              <text:p text:style-name="P43">In fOOrth all actions take the form of messages sent to a receiver.</text:p>
            </text:list-item>
            <text:list-item>
              <text:p text:style-name="P43">The routing of messages is specified by the exact type of the message.</text:p>
            </text:list-item>
            <text:list-item>
              <text:p text:style-name="P43">Message receivers include data items on the stack as well as the virtual machine object associated with the current thread of execution.</text:p>
            </text:list-item>
            <text:list-item>
              <text:p text:style-name="P43">Messages for which no routing specification can be found, generate an error at compile time.</text:p>
            </text:list-item>
          </text:list>
        </text:list-item>
      </text:list>
      <text:list xml:id="list36215430" text:continue-list="list36212661" text:style-name="L1">
        <text:list-item>
          <text:p text:style-name="P34">Object Oriented Design:</text:p>
        </text:list-item>
      </text:list>
      <text:list xml:id="list6434474229209727130" text:style-name="L5">
        <text:list-item>
          <text:list>
            <text:list-item>
              <text:p text:style-name="P38">Support class based inheritance, with a non-cyclic (single inheritance) tree derived from a common base Object class.</text:p>
            </text:list-item>
            <text:list-item>
              <text:p text:style-name="P44">Support late binding and polymorphism through message interface compatibility or “duck” typing.</text:p>
            </text:list-item>
          </text:list>
        </text:list-item>
      </text:list>
      <text:list xml:id="list36201129" text:continue-list="list36215430" text:style-name="L1">
        <text:list-item>
          <text:p text:style-name="P34">Meta programming: </text:p>
        </text:list-item>
      </text:list>
      <text:list xml:id="list4447283111121612598" text:style-name="L6">
        <text:list-item>
          <text:list>
            <text:list-item>
              <text:p text:style-name="P45">Support extensible language constructs by making the compiler an accessible part of the system.</text:p>
            </text:list-item>
          </text:list>
        </text:list-item>
      </text:list>
      <text:list xml:id="list36223021" text:continue-list="list36201129" text:style-name="L1">
        <text:list-item>
          <text:p text:style-name="P34">Reliability:</text:p>
        </text:list-item>
      </text:list>
      <text:list xml:id="list7200100871842061212" text:style-name="L7">
        <text:list-item>
          <text:list>
            <text:list-item>
              <text:p text:style-name="P46">Errors should be detected as soon as possible. </text:p>
            </text:list-item>
            <text:list-item>
              <text:p text:style-name="P46">Language constructs should not be designed in a way that causes simple coding errors to spin off into infinite loops. </text:p>
            </text:list-item>
          </text:list>
        </text:list-item>
      </text:list>
      <text:list xml:id="list36222665" text:continue-list="list36223021" text:style-name="L1">
        <text:list-item>
          <text:p text:style-name="P39">Building on the host language:</text:p>
        </text:list-item>
      </text:list>
      <text:list xml:id="list397040727320877242" text:style-name="L8">
        <text:list-item>
          <text:list>
            <text:list-item>
              <text:p text:style-name="P4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321758847140744903" text:style-name="L9">
        <text:list-item>
          <text:p text:style-name="P47">ruby 1.9.3p484 (2013-11-22) [i386-mingw32]</text:p>
        </text:list-item>
        <text:list-item>
          <text:p text:style-name="P47">ruby 2.1.5p273 (2014-11-13 revision 48405) [i386-mingw32]</text:p>
        </text:list-item>
        <text:list-item>
          <text:p text:style-name="P47">Rubinius – to be tested!</text:p>
        </text:list-item>
        <text:list-item>
          <text:p text:style-name="P47">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7">Once fOOrth is installed, there are several options for running the language environment. These are:</text:p>
      <text:p text:style-name="P7"/>
      <text:h text:style-name="Heading_20_3" text:outline-level="3">Rake:</text:h>
      <text:p text:style-name="P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Demo.rb:</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9">Tokens</text:p>
          </table:table-cell>
          <table:table-cell table:style-name="Table1.A1" office:value-type="string">
            <text:p text:style-name="P10">4</text:p>
          </table:table-cell>
          <table:table-cell table:style-name="Table1.A1" office:value-type="string">
            <text:p text:style-name="P10">5</text:p>
          </table:table-cell>
          <table:table-cell table:style-name="Table1.A1" office:value-type="string">
            <text:p text:style-name="P10">+</text:p>
          </table:table-cell>
          <table:table-cell table:style-name="Table1.E1" office:value-type="string">
            <text:p text:style-name="P10">.</text:p>
          </table:table-cell>
        </table:table-row>
        <table:table-row>
          <table:table-cell table:style-name="Table1.A2" office:value-type="string">
            <text:p text:style-name="P9">Output</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E2" office:value-type="string">
            <text:p text:style-name="P9">'9'</text:p>
          </table:table-cell>
        </table:table-row>
        <table:table-row>
          <table:table-cell table:style-name="Table1.A3" table:number-rows-spanned="2" office:value-type="string">
            <text:p text:style-name="P9">Data Stack</text:p>
          </table:table-cell>
          <table:table-cell table:style-name="Table1.A2" office:value-type="string">
            <text:p text:style-name="P9">4</text:p>
          </table:table-cell>
          <table:table-cell table:style-name="Table1.A2" office:value-type="string">
            <text:p text:style-name="P9">5</text:p>
          </table:table-cell>
          <table:table-cell table:style-name="Table1.A2" office:value-type="string">
            <text:p text:style-name="P9">9</text:p>
          </table:table-cell>
          <table:table-cell table:style-name="Table1.E2" office:value-type="string">
            <text:p text:style-name="P9"/>
          </table:table-cell>
        </table:table-row>
        <table:table-row>
          <table:covered-table-cell/>
          <table:table-cell table:style-name="Table1.A2" office:value-type="string">
            <text:p text:style-name="P9"/>
          </table:table-cell>
          <table:table-cell table:style-name="Table1.A2" office:value-type="string">
            <text:p text:style-name="P9">4</text:p>
          </table:table-cell>
          <table:table-cell table:style-name="Table1.A2" office:value-type="string">
            <text:p text:style-name="P9"/>
          </table:table-cell>
          <table:table-cell table:style-name="Table1.E2" office:value-type="string">
            <text:p text:style-name="P9"/>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9">Infix</text:p>
          </table:table-cell>
          <table:table-cell table:style-name="Table2.A1" office:value-type="string">
            <text:p text:style-name="P9">Postfix</text:p>
          </table:table-cell>
          <table:table-cell table:style-name="Table2.C1" office:value-type="string">
            <text:p text:style-name="P9">Result</text:p>
          </table:table-cell>
        </table:table-row>
        <table:table-row>
          <table:table-cell table:style-name="Table2.A2" office:value-type="string">
            <text:p text:style-name="P9">2+3*4</text:p>
          </table:table-cell>
          <table:table-cell table:style-name="Table2.A2" office:value-type="string">
            <text:p text:style-name="P9">2 3 4 * +</text:p>
          </table:table-cell>
          <table:table-cell table:style-name="Table2.C2" office:value-type="string">
            <text:p text:style-name="P9">14</text:p>
          </table:table-cell>
        </table:table-row>
        <table:table-row>
          <table:table-cell table:style-name="Table2.A2" office:value-type="string">
            <text:p text:style-name="P9">(2+3)*4</text:p>
          </table:table-cell>
          <table:table-cell table:style-name="Table2.A2" office:value-type="string">
            <text:p text:style-name="P9">2 3 + 4 *</text:p>
          </table:table-cell>
          <table:table-cell table:style-name="Table2.C2" office:value-type="string">
            <text:p text:style-name="P9">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9">Language</text:p>
            <text:p text:style-name="P9">Tokens</text:p>
          </table:table-cell>
          <table:table-cell table:style-name="Table3.B1" table:number-columns-spanned="2" office:value-type="string">
            <text:p text:style-name="P9">Abstract Pseudo-Code Generated</text:p>
          </table:table-cell>
          <table:covered-table-cell/>
        </table:table-row>
        <table:table-row>
          <table:covered-table-cell/>
          <table:table-cell table:style-name="Table3.B2" office:value-type="string">
            <text:p text:style-name="P9">FORTH</text:p>
          </table:table-cell>
          <table:table-cell table:style-name="Table3.C2" office:value-type="string">
            <text:p text:style-name="P9">fOOrth</text:p>
          </table:table-cell>
        </table:table-row>
        <table:table-row>
          <table:table-cell table:style-name="Table3.B2" office:value-type="string">
            <text:p text:style-name="P10">4</text:p>
          </table:table-cell>
          <table:table-cell table:style-name="Table3.B2" office:value-type="string">
            <text:p text:style-name="P9">Push_integer 4</text:p>
          </table:table-cell>
          <table:table-cell table:style-name="Table3.C2" office:value-type="string">
            <text:p text:style-name="P9">Push_integer 4</text:p>
          </table:table-cell>
        </table:table-row>
        <table:table-row>
          <table:table-cell table:style-name="Table3.B2" office:value-type="string">
            <text:p text:style-name="P10">5</text:p>
          </table:table-cell>
          <table:table-cell table:style-name="Table3.B2" office:value-type="string">
            <text:p text:style-name="P9">Push_integer 5</text:p>
          </table:table-cell>
          <table:table-cell table:style-name="Table3.C2" office:value-type="string">
            <text:p text:style-name="P9">Push_integer 5</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T<text:span text:style-name="T6">2</text:span> = Pop_integer</text:p>
            <text:p text:style-name="P9">T<text:span text:style-name="T6">3 </text:span>= Add_integers T<text:span text:style-name="T6">2 </text:span>,T<text:span text:style-name="T6">1</text:span></text:p>
            <text:p text:style-name="P9">Push_integer T<text:span text:style-name="T6">3</text:span></text:p>
          </table:table-cell>
          <table:table-cell table:style-name="Table3.C2" office:value-type="string">
            <text:p text:style-name="P9">T<text:span text:style-name="T6">1</text:span> = Pop_object</text:p>
            <text:p text:style-name="P9">T<text:span text:style-name="T6">2</text:span> = Pop_object</text:p>
            <text:p text:style-name="P9">T<text:span text:style-name="T6">3</text:span> = T<text:span text:style-name="T6">2</text:span>.Add(T<text:span text:style-name="T6">1</text:span>)</text:p>
            <text:p text:style-name="P9">Push_object T<text:span text:style-name="T6">3</text:span></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Print_integer T<text:span text:style-name="T6">1</text:span></text:p>
          </table:table-cell>
          <table:table-cell table:style-name="Table3.C2" office:value-type="string">
            <text:p text:style-name="P9">T<text:span text:style-name="T6">1</text:span> = Pop_object</text:p>
            <text:p text:style-name="P9">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0">Object</text:p>
      <text:p text:style-name="P20"><text:tab/>Array</text:p>
      <text:p text:style-name="P20"><text:tab/>Class</text:p>
      <text:p text:style-name="P20"><text:tab/>FalseClass</text:p>
      <text:p text:style-name="P20"><text:tab/>Hash</text:p>
      <text:p text:style-name="P20"><text:tab/>MaxNumeric</text:p>
      <text:p text:style-name="P20"><text:tab/>MinNumeric</text:p>
      <text:p text:style-name="P20"><text:tab/>NilClass</text:p>
      <text:p text:style-name="P20"><text:tab/>Numeric</text:p>
      <text:p text:style-name="P20"><text:tab/><text:tab/>Complex</text:p>
      <text:p text:style-name="P20"><text:tab/><text:tab/>Float</text:p>
      <text:p text:style-name="P20"><text:tab/><text:tab/>Integer</text:p>
      <text:p text:style-name="P20"><text:tab/><text:tab/><text:tab/>Bignum</text:p>
      <text:p text:style-name="P20"><text:tab/><text:tab/><text:tab/>Fixnum</text:p>
      <text:p text:style-name="P20"><text:tab/><text:tab/>Rational</text:p>
      <text:p text:style-name="P20"><text:tab/>Procedure</text:p>
      <text:p text:style-name="P20"><text:tab/>String</text:p>
      <text:p text:style-name="P20"><text:tab/>Thread</text:p>
      <text:p text:style-name="P20"><text:tab/>TrueClass</text:p>
      <text:p text:style-name="P2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5250932834930477588" text:style-name="L10">
        <text:list-item>
          <text:p text:style-name="P41">Shared: Methods that are common to all instances of the class that contains them.</text:p>
        </text:list-item>
        <text:list-item>
          <text:p text:style-name="P41">Exclusive: Methods that are defined for one and only one object (and all of its clones that are created <text:span text:style-name="T2">after</text:span> the exclusive method is defined.).</text:p>
        </text:list-item>
        <text:list-item>
          <text:p text:style-name="P41">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1" text:outline-level="1"><text:alphabetical-index-mark-start text:id="IMark165818676"/>Routing<text:alphabetical-index-mark-end text:id="IMark16581867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542329786471225540" text:style-name="L11">
        <text:list-item>
          <text:p text:style-name="P42">The defining word used to create the method.</text:p>
        </text:list-item>
        <text:list-item>
          <text:p text:style-name="P42">The receiver of the defining word used to create the method.</text:p>
        </text:list-item>
        <text:list-item>
          <text:p text:style-name="P42">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Defining Word</text:p>
          </table:table-cell>
          <table:table-cell table:style-name="Table9.A1" office:value-type="string">
            <text:p text:style-name="P10">DW Receiver</text:p>
          </table:table-cell>
          <table:table-cell table:style-name="Table9.A1" office:value-type="string">
            <text:p text:style-name="P10">Method Name</text:p>
          </table:table-cell>
          <table:table-cell table:style-name="Table9.A1" office:value-type="string">
            <text:p text:style-name="P10">Message Routing</text:p>
          </table:table-cell>
          <table:table-cell table:style-name="Table9.E1" office:value-type="string">
            <text:p text:style-name="P11">Notes</text:p>
          </table:table-cell>
        </table:table-row>
        <table:table-row>
          <table:table-cell table:style-name="Table9.A2" office:value-type="string">
            <text:p text:style-name="P10"><text:alphabetical-index-mark-start text:id="IMark148945972"/>:<text:alphabetical-index-mark-end text:id="IMark148945972"/></text:p>
          </table:table-cell>
          <table:table-cell table:style-name="Table9.A2" office:value-type="string">
            <text:p text:style-name="P9">N/A</text:p>
          </table:table-cell>
          <table:table-cell table:style-name="Table9.A2" office:value-type="string">
            <text:p text:style-name="P17">any<text:note text:id="ftn14" text:note-class="footnote"><text:note-citation>14</text:note-citation><text:note-body><text:p text:style-name="Footnote">The names of Virtual Machine methods have no restrictions except that they contain no spaces.</text:p></text:note-body></text:note></text:p>
          </table:table-cell>
          <table:table-cell table:style-name="Table9.A2" office:value-type="string">
            <text:p text:style-name="P9">VM<text:note text:id="ftn15" text:note-class="footnote"><text:note-citation>15</text:note-citation><text:note-body><text:p text:style-name="Footnote">The message receiver is the Virtual Machine.</text:p></text:note-body></text:note></text:p>
          </table:table-cell>
          <table:table-cell table:style-name="Table9.E2" office:value-type="string">
            <text:p text:style-name="P12">A virtual machine method.</text:p>
          </table:table-cell>
        </table:table-row>
        <table:table-row>
          <table:table-cell table:style-name="Table9.A3" table:number-rows-spanned="4" office:value-type="string">
            <text:p text:style-name="P10"><text:alphabetical-index-mark-start text:id="IMark148945972"/>.:<text:alphabetical-index-mark-end text:id="IMark148945972"/></text:p>
          </table: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TOS<text:note text:id="ftn16" text:note-class="footnote"><text:note-citation>16</text:note-citation><text:note-body><text:p text:style-name="Footnote">The message receiver is the Top element of the Data Stack.</text:p></text:note-body></text:note></text:p>
          </table:table-cell>
          <table:table-cell table:style-name="Table9.E2" office:value-type="string">
            <text:p text:style-name="P12">A public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Self<text:note text:id="ftn17" text:note-class="footnote"><text:note-citation>17</text:note-citation><text:note-body><text:p text:style-name="Footnote">The message receiver is the implicit “self” of the method owner.</text:p></text:note-body></text:note></text:p>
          </table:table-cell>
          <table:table-cell table:style-name="Table9.E2" office:value-type="string">
            <text:p text:style-name="P12">A private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7">other</text:p>
          </table:table-cell>
          <table:table-cell table:style-name="Table9.A2" office:value-type="string">
            <text:p text:style-name="P9">NOS<text:note text:id="ftn18" text:note-class="footnote"><text:note-citation>18</text:note-citation><text:note-body><text:p text:style-name="Footnote">The message receiver is the Second element of the Data Stack.</text:p></text:note-body></text:note></text:p>
          </table:table-cell>
          <table:table-cell table:style-name="Table9.E2" office:value-type="string">
            <text:p text:style-name="P12">A public shared dyadic operator.</text:p>
          </table:table-cell>
        </table:table-row>
        <table:table-row>
          <table:covered-table-cell/>
          <table:table-cell table:style-name="Table9.A2" office:value-type="string">
            <text:p text:style-name="P9">N/A</text:p>
          </table:table-cell>
          <table:table-cell table:style-name="Table9.A2" office:value-type="string">
            <text:p text:style-name="P17">invalid<text:note text:id="ftn19" text:note-class="footnote"><text:note-citation>19</text:note-citation><text:note-body><text:p text:style-name="Footnote">Any method beginning with an upper case letter or $ or # or @ is invalid and will generate an error.</text:p></text:note-body></text:note></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table:number-rows-spanned="7" office:value-type="string">
            <text:p text:style-name="P10"><text:alphabetical-index-mark-start text:id="IMark148945972"/>.::<text:alphabetical-index-mark-end text:id="IMark148945972"/></text:p>
          </table: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TOS</text:p>
          </table:table-cell>
          <table:table-cell table:style-name="Table9.E2" office:value-type="string">
            <text:p text:style-name="P12">A public class method</text:p>
          </table:table-cell>
        </table:table-row>
        <table:table-row>
          <table:covered-table-cell/>
          <table:table-cell table:style-name="Table9.A2" office:value-type="string">
            <text:p text:style-name="P9">An Object</text:p>
          </table:table-cell>
          <table:table-cell table:style-name="Table9.A2" office:value-type="string">
            <text:p text:style-name="P17">.name</text:p>
          </table:table-cell>
          <table:table-cell table:style-name="Table9.A2" office:value-type="string">
            <text:p text:style-name="P9">TOS</text:p>
          </table:table-cell>
          <table:table-cell table:style-name="Table9.E2" office:value-type="string">
            <text:p text:style-name="P12">An public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Self</text:p>
          </table:table-cell>
          <table:table-cell table:style-name="Table9.E2" office:value-type="string">
            <text:p text:style-name="P12">A private class method</text:p>
          </table:table-cell>
        </table:table-row>
        <table:table-row>
          <table:covered-table-cell/>
          <table:table-cell table:style-name="Table9.A2" office:value-type="string">
            <text:p text:style-name="P9">An Object</text:p>
          </table:table-cell>
          <table:table-cell table:style-name="Table9.A2" office:value-type="string">
            <text:p text:style-name="P17">~name</text:p>
          </table:table-cell>
          <table:table-cell table:style-name="Table9.A2" office:value-type="string">
            <text:p text:style-name="P9">Self</text:p>
          </table:table-cell>
          <table:table-cell table:style-name="Table9.E2" office:value-type="string">
            <text:p text:style-name="P12">A private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7">other</text:p>
          </table:table-cell>
          <table:table-cell table:style-name="Table9.A2" office:value-type="string">
            <text:p text:style-name="P9">NOS</text:p>
          </table:table-cell>
          <table:table-cell table:style-name="Table9.E2" office:value-type="string">
            <text:p text:style-name="P12">A public class exclusive dyadic operator</text:p>
          </table:table-cell>
        </table:table-row>
        <table:table-row>
          <table:covered-table-cell/>
          <table:table-cell table:style-name="Table9.A2" office:value-type="string">
            <text:p text:style-name="P9">An Object</text:p>
          </table:table-cell>
          <table:table-cell table:style-name="Table9.A2" office:value-type="string">
            <text:p text:style-name="P17">other</text:p>
          </table:table-cell>
          <table:table-cell table:style-name="Table9.A2" office:value-type="string">
            <text:p text:style-name="P9">NOS</text:p>
          </table:table-cell>
          <table:table-cell table:style-name="Table9.E2" office:value-type="string">
            <text:p text:style-name="P12">A public exclusive dyadic operator</text:p>
          </table:table-cell>
        </table:table-row>
        <table:table-row>
          <table:covered-table-cell/>
          <table:table-cell table:style-name="Table9.A2" office:value-type="string">
            <text:p text:style-name="P9">N/A</text:p>
          </table:table-cell>
          <table:table-cell table:style-name="Table9.A2" office:value-type="string">
            <text:p text:style-name="P17">invalid</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office:value-type="string">
            <text:p text:style-name="P8">tbd</text:p>
          </table:table-cell>
          <table:table-cell table:style-name="Table9.A2" office:value-type="string">
            <text:p text:style-name="P9">tbd</text:p>
          </table:table-cell>
          <table:table-cell table:style-name="Table9.A2" office:value-type="string">
            <text:p text:style-name="P17">tbd</text:p>
          </table:table-cell>
          <table:table-cell table:style-name="Table9.A2" office:value-type="string">
            <text:p text:style-name="P9">Context</text:p>
          </table:table-cell>
          <table:table-cell table:style-name="Table9.E2" office:value-type="string">
            <text:p text:style-name="P19">A context local method.</text:p>
          </table:table-cell>
        </table:table-row>
      </table:table>
      <text:p text:style-name="P3"/>
      <text:h text:style-name="Heading_20_1" text:outline-level="1"><text:alphabetical-index-mark-start text:id="IMark113715192"/>VirtualMachine<text:alphabetical-index-mark-end text:id="IMark113715192"/></text:h>
      <text:p text:style-name="Text_20_body"/>
      <text:p text:style-name="Text_20_body">Inheritance: VirtualMachine <text:span text:style-name="T8">←</text:span> Object</text:p>
      <text:p text:style-name="Code">VirtualMachine Shared Methods =</text:p>
      <text:p text:style-name="Code">! <text:s text:c="8"/>)threads <text:s/>.vm_name <text:s/>clone <text:s text:c="4"/>global: <text:s text:c="2"/>nip <text:s text:c="6"/>swap</text:p>
      <text:p text:style-name="Code">!: <text:s text:c="7"/>)version <text:s/>.with{ <text:s text:c="3"/>complex <text:s text:c="2"/>if <text:s text:c="7"/>over <text:s text:c="5"/>thread:</text:p>
      <text:p text:style-name="Code">)" <text:s text:c="7"/>)words <text:s text:c="3"/>: <text:s text:c="8"/>copy <text:s text:c="5"/>infinity <text:s/>pause <text:s text:c="4"/>true</text:p>
      <text:p text:style-name="Code">)classes <text:s/>-infinity ?dup <text:s text:c="5"/>do <text:s text:c="7"/>load" <text:s text:c="4"/>pi <text:s text:c="7"/>tuck</text:p>
      <text:p text:style-name="Code">)debug <text:s text:c="3"/>." <text:s text:c="7"/>@ <text:s text:c="8"/>dpr <text:s text:c="6"/>max_float pick <text:s text:c="5"/>vm</text:p>
      <text:p text:style-name="Code">)entries <text:s/>.cr <text:s text:c="6"/>[ <text:s text:c="8"/>drop <text:s text:c="5"/>max_num <text:s text:c="2"/>rational <text:s/>{</text:p>
      <text:p text:style-name="Code">)globals <text:s/>.each{ <text:s text:c="3"/>accept <text:s text:c="3"/>dup <text:s text:c="6"/>min_float rot <text:s text:c="6"/>{{</text:p>
      <text:p text:style-name="Code">)load" <text:s text:c="3"/>.map{ <text:s text:c="4"/>accept" <text:s text:c="2"/>e <text:s text:c="8"/>min_num <text:s text:c="2"/>self</text:p>
      <text:p text:style-name="Code">)nodebug <text:s/>.new{ <text:s text:c="4"/>begin <text:s text:c="4"/>epsilon <text:s text:c="2"/>nan <text:s text:c="6"/>space</text:p>
      <text:p text:style-name="Code">)quit <text:s text:c="4"/>.select{ <text:s/>class: <text:s text:c="3"/>false <text:s text:c="4"/>nil <text:s text:c="6"/>spaces</text:p>
      <text:p text:style-name="Code"/>
      <text:p text:style-name="Text_20_body"/>
      <text:p text:style-name="Text_20_body"/>
      <text:p text:style-name="Text_20_body"/>
      <text:h text:style-name="Heading_20_1" text:outline-level="1"><text:alphabetical-index-mark-start text:id="IMark113715192"/>Object<text:alphabetical-index-mark-end text:id="IMark113715192"/></text:h>
      <text:p text:style-name="Text_20_body"/>
      <text:p text:style-name="Text_20_body">Inheritance: Object</text:p>
      <text:p text:style-name="Code">Object Shared Methods =</text:p>
      <text:p text:style-name="Code">&amp;&amp; <text:s text:c="8"/>.class <text:s text:c="4"/>.is_class? .to_i <text:s text:c="5"/>.to_x <text:s text:c="5"/>distinct? <text:s/>nil&lt;&gt;</text:p>
      <text:p text:style-name="Code">)methods <text:s text:c="2"/>.clone <text:s text:c="4"/>.name <text:s text:c="5"/>.to_n <text:s text:c="5"/>&lt;&gt; <text:s text:c="8"/>identical? nil=</text:p>
      <text:p text:style-name="Code">. <text:s text:c="9"/>.copy <text:s text:c="5"/>.strlen <text:s text:c="3"/>.to_r <text:s text:c="5"/>= <text:s text:c="9"/>max <text:s text:c="7"/>not</text:p>
      <text:p text:style-name="Code">.:: <text:s text:c="7"/>.init <text:s text:c="5"/>.to_f <text:s text:c="5"/>.to_s <text:s text:c="5"/>^^ <text:s text:c="8"/>min <text:s text:c="7"/>||</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 object] <text:alphabetical-index-mark-start text:id="IMark113713368"/>&amp;&amp;<text:alphabetical-index-mark-end text:id="IMark11371336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13713368"/>)methods<text:alphabetical-index-mark-end text:id="IMark113713368"/> []</text:h>
            <text:p text:style-name="P3"><text:span text:style-name="T1">Routing:</text:span> TOS.</text:p>
            <text:p text:style-name="P3">Display a formatted listing of the methods defined to the given object. This method is very similar to the )methods method defined in Class, except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13713368"/>.<text:alphabetical-index-mark-end text:id="IMark113713368"/> []</text:h>
            <text:p text:style-name="P3"><text:span text:style-name="T1">Routing:</text:span> TOS.</text:p>
            <text:p text:style-name="P3">Print out the object using the default formatting.</text:p>
          </table:table-cell>
        </table:table-row>
      </table:table>
      <text:p text:style-name="P3"/>
      <table:table table:name="Table12" table:style-name="Table12">
        <table:table-column table:style-name="Table12.A"/>
        <table:table-row table:style-name="Table12.1">
          <table:table-cell table:style-name="Table12.A1" office:value-type="string">
            <text:h text:style-name="Heading_20_3" text:outline-level="3">[object] <text:alphabetical-index-mark-start text:id="IMark113713368"/>.::<text:alphabetical-index-mark-end text:id="IMark11371336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2"/>
          </table:table-cell>
        </table:table-row>
        <text:soft-page-break/>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13713368"/>inst:<text:alphabetical-index-mark-end text:id="IMark11371336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13713368"/>local:<text:alphabetical-index-mark-end text:id="IMark11371336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13713368"/>super<text:alphabetical-index-mark-end text:id="IMark11371336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13713368"/>;<text:alphabetical-index-mark-end text:id="IMark11371336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13713368"/>.class<text:alphabetical-index-mark-end text:id="IMark113713368"/> [a_class]</text:h>
            <text:p text:style-name="P12"><text:span text:style-name="T1">Routing:</text:span> TOS.</text:p>
            <text:p text:style-name="P12">Get the class of the receiver object.</text:p>
          </table:table-cell>
        </table:table-row>
      </table:table>
      <text:p text:style-name="P3"/>
      <table:table table:name="Table30" table:style-name="Table30">
        <table:table-column table:style-name="Table30.A"/>
        <text:soft-page-break/>
        <table:table-row table:style-name="Table30.1">
          <table:table-cell table:style-name="Table30.A1" office:value-type="string">
            <text:h text:style-name="Heading_20_4" text:outline-level="4">[an_object] <text:alphabetical-index-mark-start text:id="IMark113713368"/>.clone<text:alphabetical-index-mark-end text:id="IMark11371336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13713368"/>.copy<text:alphabetical-index-mark-end text:id="IMark11371336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13713368"/>.init<text:alphabetical-index-mark-end text:id="IMark11371336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13713368"/>.is_class?<text:alphabetical-index-mark-end text:id="IMark11371336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13713368"/>.name<text:alphabetical-index-mark-end text:id="IMark11371336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1">Code</text:p>
          </table:table-cell>
          <table:table-cell table:style-name="Table35.B2" office:value-type="string">
            <text:p text:style-name="P11">Output</text:p>
          </table:table-cell>
        </table:table-row>
        <table:table-row>
          <table:table-cell table:style-name="Table35.A2" office:value-type="string">
            <text:p text:style-name="P15">Object .name .</text:p>
          </table:table-cell>
          <table:table-cell table:style-name="Table35.B2" office:value-type="string">
            <text:p text:style-name="P12">“Object”</text:p>
          </table:table-cell>
        </table:table-row>
        <table:table-row>
          <table:table-cell table:style-name="Table35.A2" office:value-type="string">
            <text:p text:style-name="P15">100 .name .</text:p>
          </table:table-cell>
          <table:table-cell table:style-name="Table35.B2" office:value-type="string">
            <text:p text:style-name="P12">“Fixnum instance”</text:p>
          </table:table-cell>
        </table:table-row>
        <table:table-row>
          <table:table-cell table:style-name="Table35.A2" office:value-type="string">
            <text:p text:style-name="P15">vm .name .</text:p>
          </table:table-cell>
          <table:table-cell table:style-name="Table35.B2" office:value-type="string">
            <text:p text:style-name="P12">“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13713368"/>.strlen<text:alphabetical-index-mark-end text:id="IMark11371336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1">Code</text:p>
          </table:table-cell>
          <table:table-cell table:style-name="Table37.B2" office:value-type="string">
            <text:p text:style-name="P11">Output</text:p>
          </table:table-cell>
        </table:table-row>
        <table:table-row>
          <table:table-cell table:style-name="Table37.A3" office:value-type="string">
            <text:p text:style-name="P15">"ABCD" .strlen .</text:p>
          </table:table-cell>
          <table:table-cell table:style-name="Table37.A1" office:value-type="string">
            <text:p text:style-name="P12">“4”</text:p>
          </table:table-cell>
        </table:table-row>
        <table:table-row>
          <table:table-cell table:style-name="Table37.A3" office:value-type="string">
            <text:p text:style-name="P15">100 .strlen .</text:p>
          </table:table-cell>
          <table:table-cell table:style-name="Table37.B4" office:value-type="string">
            <text:p text:style-name="P12">“3”</text:p>
          </table:table-cell>
        </table:table-row>
        <table:table-row>
          <table:table-cell table:style-name="Table37.A5" office:value-type="string">
            <text:p text:style-name="P15"/>
          </table:table-cell>
          <table:table-cell table:style-name="Table37.A1" office:value-type="string">
            <text:p text:style-name="P12"/>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13713368"/>.to_f<text:alphabetical-index-mark-end text:id="IMark11371336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1">Code</text:p>
          </table:table-cell>
          <table:table-cell table:style-name="Table38.B2" office:value-type="string">
            <text:p text:style-name="P11">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13713368"/>.to_f!<text:alphabetical-index-mark-end text:id="IMark11371336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1">Code</text:p>
          </table:table-cell>
          <table:table-cell table:style-name="Table40.B2" office:value-type="string">
            <text:p text:style-name="P11">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8">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13713368"/>.to_i<text:alphabetical-index-mark-end text:id="IMark11371336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1">Code</text:p>
          </table:table-cell>
          <table:table-cell table:style-name="Table42.B2" office:value-type="string">
            <text:p text:style-name="P11">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13713368"/>.to_i!<text:alphabetical-index-mark-end text:id="IMark11371336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1">Code</text:p>
          </table:table-cell>
          <table:table-cell table:style-name="Table44.B2" office:value-type="string">
            <text:p text:style-name="P11">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8">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13713368"/>.to_n<text:alphabetical-index-mark-end text:id="IMark11371336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1">Code</text:p>
          </table:table-cell>
          <table:table-cell table:style-name="Table10.B2" office:value-type="string">
            <text:p text:style-name="P11">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13713368"/>.to_n!<text:alphabetical-index-mark-end text:id="IMark11371336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1">Code</text:p>
          </table:table-cell>
          <table:table-cell table:style-name="Table34.B2" office:value-type="string">
            <text:p text:style-name="P11">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8">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13713368"/>.to_r<text:alphabetical-index-mark-end text:id="IMark11371336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1">Code</text:p>
          </table:table-cell>
          <table:table-cell table:style-name="Table36.B2" office:value-type="string">
            <text:p text:style-name="P11">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13713368"/>.to_r!<text:alphabetical-index-mark-end text:id="IMark11371336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1">Code</text:p>
          </table:table-cell>
          <table:table-cell table:style-name="Table11.B2" office:value-type="string">
            <text:p text:style-name="P11">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8">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13713368"/>.to_s<text:alphabetical-index-mark-end text:id="IMark113713368"/>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1">Code</text:p>
          </table:table-cell>
          <table:table-cell table:style-name="Table41.B2" office:value-type="string">
            <text:p text:style-name="P11">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
      <text:p text:style-name="Text_20_body"/>
      <text:p text:style-name="Text_20_body"/>
      <table:table table:name="Table16" table:style-name="Table16">
        <table:table-column table:style-name="Table16.A"/>
        <table:table-row>
          <table:table-cell table:style-name="Table16.A1" office:value-type="string">
            <text:h text:style-name="Heading_20_3" text:outline-level="3">[object object] <text:alphabetical-index-mark-start text:id="IMark113713368"/>^^<text:alphabetical-index-mark-end text:id="IMark11371336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17" table:style-name="Table17">
        <table:table-column table:style-name="Table17.A"/>
        <table:table-row table:style-name="Table17.1">
          <table:table-cell table:style-name="Table17.A1" office:value-type="string">
            <text:h text:style-name="Heading_20_3" text:outline-level="3">[object object] <text:alphabetical-index-mark-start text:id="IMark113713368"/>||<text:alphabetical-index-mark-end text:id="IMark113713368"/> [true]</text:h>
            <text:p text:style-name="P3"><text:span text:style-name="T1">Routing:</text:span> NOS.</text:p>
            <text:p text:style-name="P3">Logical, inclusive OR for the case where the first operand is true. This is true.</text:p>
          </table:table-cell>
        </table:table-row>
      </table:table>
      <text:p text:style-name="P3"/>
      <text:h text:style-name="Heading_20_2" text:outline-level="2">See Also</text:h>
      <text:p text:style-name="Text_20_body">In VirtualMachine see:</text:p>
      <text:p text:style-name="Code"><text:soft-page-break/>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13715192"/>Array<text:alphabetical-index-mark-end text:id="IMark113715192"/></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13715192"/>Class<text:alphabetical-index-mark-end text:id="IMark113715192"/></text:h>
      <text:p text:style-name="Text_20_body"/>
      <text:p text:style-name="Text_20_body">Inheritance: Class <text:span text:style-name="T8">←</text:span> Object</text:p>
      <text:p text:style-name="Code">Class Shared Methods =</text:p>
      <text:p text:style-name="Code">)methods <text:s text:c="5"/>.is_class? <text:s text:c="3"/>.parent_class .to_s</text:p>
      <text:p text:style-name="Code">.: <text:s text:c="11"/>.new <text:s text:c="9"/>.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13715192"/>FalseClass<text:alphabetical-index-mark-end text:id="IMark113715192"/></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13713368"/>&amp;&amp;<text:alphabetical-index-mark-end text:id="IMark11371336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13713368"/>^^<text:alphabetical-index-mark-end text:id="IMark11371336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13713368"/>||<text:alphabetical-index-mark-end text:id="IMark11371336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13715192"/>Hash<text:alphabetical-index-mark-end text:id="IMark113715192"/></text:h>
      <text:p text:style-name="Text_20_body"/>
      <text:p text:style-name="Text_20_body">Inheritance: Hash <text:span text:style-name="T8">←</text:span> Object</text:p>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13715192"/><text:alphabetical-index-mark-start text:id="IMark113713608"/>MaxNumeric<text:alphabetical-index-mark-end text:id="IMark113713608"/><text:alphabetical-index-mark-end text:id="IMark113715192"/></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13715192"/><text:alphabetical-index-mark-start text:id="IMark113713608"/>MinNumeric<text:alphabetical-index-mark-end text:id="IMark113713608"/><text:alphabetical-index-mark-end text:id="IMark113715192"/></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13715192"/><text:alphabetical-index-mark-start text:id="IMark113713608"/><text:alphabetical-index-mark-start text:id="IMark154649488"/>NilClass<text:alphabetical-index-mark-end text:id="IMark154649488"/><text:alphabetical-index-mark-end text:id="IMark113713608"/><text:alphabetical-index-mark-end text:id="IMark113715192"/></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13713368"/>&amp;&amp;<text:alphabetical-index-mark-end text:id="IMark11371336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13713368"/>^^<text:alphabetical-index-mark-end text:id="IMark11371336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13713368"/>||<text:alphabetical-index-mark-end text:id="IMark11371336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13715192"/>Numeric<text:alphabetical-index-mark-end text:id="IMark113715192"/></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113715192"/>Complex<text:alphabetical-index-mark-end text:id="IMark113715192"/></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20" text:note-class="footnote"><text:note-citation>2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0">Literal<text:note text:id="ftn21" text:note-class="footnote"><text:note-citation>21</text:note-citation><text:note-body><text:p text:style-name="Footnote">No spaces are permitted within the literal.</text:p></text:note-body></text:note></text:p>
          </table:table-cell>
          <table:table-cell table:style-name="Table5.B1" office:value-type="string">
            <text:p text:style-name="P10">Value<text:note text:id="ftn22" text:note-class="footnote"><text:note-citation>2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6">7i</text:p>
          </table:table-cell>
          <table:table-cell table:style-name="Table5.B2" office:value-type="string">
            <text:p text:style-name="P9">0+7i</text:p>
          </table:table-cell>
        </table:table-row>
        <table:table-row>
          <table:table-cell table:style-name="Table5.A2" office:value-type="string">
            <text:p text:style-name="P16">-7i</text:p>
          </table:table-cell>
          <table:table-cell table:style-name="Table5.B2" office:value-type="string">
            <text:p text:style-name="P9">0-7i</text:p>
          </table:table-cell>
        </table:table-row>
        <table:table-row>
          <table:table-cell table:style-name="Table5.A2" office:value-type="string">
            <text:p text:style-name="P16">3.7i</text:p>
          </table:table-cell>
          <table:table-cell table:style-name="Table5.B2" office:value-type="string">
            <text:p text:style-name="P9">0+3.7i</text:p>
          </table:table-cell>
        </table:table-row>
        <table:table-row>
          <table:table-cell table:style-name="Table5.A2" office:value-type="string">
            <text:p text:style-name="P16">1/2i</text:p>
          </table:table-cell>
          <table:table-cell table:style-name="Table5.B2" office:value-type="string">
            <text:p text:style-name="P9">0+1/2i</text:p>
          </table:table-cell>
        </table:table-row>
        <table:table-row>
          <table:table-cell table:style-name="Table5.A2" office:value-type="string">
            <text:p text:style-name="P16">-3-7i</text:p>
          </table:table-cell>
          <table:table-cell table:style-name="Table5.B2" office:value-type="string">
            <text:p text:style-name="P9">-3-7i</text:p>
          </table:table-cell>
        </table:table-row>
        <table:table-row>
          <table:table-cell table:style-name="Table5.A2" office:value-type="string">
            <text:p text:style-name="P16">3+7i</text:p>
          </table:table-cell>
          <table:table-cell table:style-name="Table5.B2" office:value-type="string">
            <text:p text:style-name="P9">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13713992"/>.cbrt<text:alphabetical-index-mark-end text:id="IMark113713992"/>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13713608"/>.e**<text:alphabetical-index-mark-end text:id="IMark113713608"/>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13713992"/>.split<text:alphabetical-index-mark-end text:id="IMark113713992"/>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13713608"/>.sqrt<text:alphabetical-index-mark-end text:id="IMark113713608"/>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text:p>
      <text:p text:style-name="Code"/>
      <text:p text:style-name="Text_20_body">In Numeric see:</text:p>
      <text:p text:style-name="Code"/>
      <text:p text:style-name="Code"><text:s/></text:p>
      <text:h text:style-name="Heading_20_1" text:outline-level="1"><text:alphabetical-index-mark-start text:id="IMark113714760"/>Float<text:alphabetical-index-mark-end text:id="IMark113714760"/></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3" text:note-class="footnote"><text:note-citation>2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4" text:note-class="footnote"><text:note-citation>2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0">Literal<text:note text:id="ftn25" text:note-class="footnote"><text:note-citation>25</text:note-citation><text:note-body><text:p text:style-name="Footnote">No spaces are permitted within the literal.</text:p></text:note-body></text:note></text:p>
          </table:table-cell>
          <table:table-cell table:style-name="Table8.B1" office:value-type="string">
            <text:p text:style-name="P10">Value</text:p>
          </table:table-cell>
        </table:table-row>
        <table:table-row>
          <table:table-cell table:style-name="Table8.A2" office:value-type="string">
            <text:p text:style-name="P16">7.0</text:p>
          </table:table-cell>
          <table:table-cell table:style-name="Table8.B2" office:value-type="string">
            <text:p text:style-name="P9">7.0</text:p>
          </table:table-cell>
        </table:table-row>
        <table:table-row>
          <table:table-cell table:style-name="Table8.A2" office:value-type="string">
            <text:p text:style-name="P16">7.0E3</text:p>
          </table:table-cell>
          <table:table-cell table:style-name="Table8.B2" office:value-type="string">
            <text:p text:style-name="P9">7000.0</text:p>
          </table:table-cell>
        </table:table-row>
        <table:table-row>
          <table:table-cell table:style-name="Table8.A2" office:value-type="string">
            <text:p text:style-name="P16">7.0E-3</text:p>
          </table:table-cell>
          <table:table-cell table:style-name="Table8.B2" office:value-type="string">
            <text:p text:style-name="P9">0.007</text:p>
          </table:table-cell>
        </table:table-row>
        <table:table-row>
          <table:table-cell table:style-name="Table8.A2" office:value-type="string">
            <text:p text:style-name="P16">-7.0</text:p>
          </table:table-cell>
          <table:table-cell table:style-name="Table8.B2" office:value-type="string">
            <text:p text:style-name="P9">-7.0</text:p>
          </table:table-cell>
        </table:table-row>
        <table:table-row>
          <table:table-cell table:style-name="Table8.A2" office:value-type="string">
            <text:p text:style-name="P16">-7.0E3</text:p>
          </table:table-cell>
          <table:table-cell table:style-name="Table8.B2" office:value-type="string">
            <text:p text:style-name="P9">-7000.0</text:p>
          </table:table-cell>
        </table:table-row>
        <table:table-row>
          <table:table-cell table:style-name="Table8.A2" office:value-type="string">
            <text:p text:style-name="P16">-7.0E-3</text:p>
          </table:table-cell>
          <table:table-cell table:style-name="Table8.B2" office:value-type="string">
            <text:p text:style-name="P9">-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13715720"/>Integer<text:alphabetical-index-mark-end text:id="IMark113715720"/></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6" text:note-class="footnote"><text:note-citation>2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7" text:note-class="footnote"><text:note-citation>2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0">Literal<text:note text:id="ftn28" text:note-class="footnote"><text:note-citation>28</text:note-citation><text:note-body><text:p text:style-name="Footnote">No spaces are permitted within the literal.</text:p></text:note-body></text:note></text:p>
          </table:table-cell>
          <table:table-cell table:style-name="Table7.B1" office:value-type="string">
            <text:p text:style-name="P10">Value</text:p>
          </table:table-cell>
        </table:table-row>
        <table:table-row>
          <table:table-cell table:style-name="Table7.A2" office:value-type="string">
            <text:p text:style-name="P16">7</text:p>
          </table:table-cell>
          <table:table-cell table:style-name="Table7.B2" office:value-type="string">
            <text:p text:style-name="P9">7</text:p>
          </table:table-cell>
        </table:table-row>
        <table:table-row>
          <table:table-cell table:style-name="Table7.A2" office:value-type="string">
            <text:p text:style-name="P16">-7</text:p>
          </table:table-cell>
          <table:table-cell table:style-name="Table7.B2" office:value-type="string">
            <text:p text:style-name="P9">-7</text:p>
          </table:table-cell>
        </table:table-row>
        <table:table-row>
          <table:table-cell table:style-name="Table7.A2" office:value-type="string">
            <text:p text:style-name="P16">445556678789933</text:p>
          </table:table-cell>
          <table:table-cell table:style-name="Table7.B2" office:value-type="string">
            <text:p text:style-name="P9">445556678789933</text:p>
          </table:table-cell>
        </table:table-row>
        <table:table-row>
          <table:table-cell table:style-name="Table7.A2" office:value-type="string">
            <text:p text:style-name="P16">0xff</text:p>
          </table:table-cell>
          <table:table-cell table:style-name="Table7.B2" office:value-type="string">
            <text:p text:style-name="P9">255</text:p>
          </table:table-cell>
        </table:table-row>
        <table:table-row>
          <table:table-cell table:style-name="Table7.A2" office:value-type="string">
            <text:p text:style-name="P16">0xffffffffff</text:p>
          </table:table-cell>
          <table:table-cell table:style-name="Table7.B2" office:value-type="string">
            <text:p text:style-name="P9">1099511627775</text:p>
          </table:table-cell>
        </table:table-row>
        <table:table-row>
          <table:table-cell table:style-name="Table7.A2" office:value-type="string">
            <text:p text:style-name="P16">0xDeadBeef</text:p>
          </table:table-cell>
          <table:table-cell table:style-name="Table7.B2" office:value-type="string">
            <text:p text:style-name="P9">3735928559</text:p>
          </table:table-cell>
        </table:table-row>
      </table:table>
      <text:h text:style-name="Heading_20_2" text:outline-level="2">See Also</text:h>
      <text:p text:style-name="Text_20_body">In Object see:</text:p>
      <text:p text:style-name="Code">.to_i <text:s text:c="3"/>&lt;&gt; <text:s text:c="3"/>=</text:p>
      <text:p text:style-name="Code"/>
      <text:p text:style-name="Text_20_body">In Numeric see: All</text:p>
      <text:h text:style-name="Heading_20_1" text:outline-level="1"><text:alphabetical-index-mark-start text:id="IMark113715864"/>Rational<text:alphabetical-index-mark-end text:id="IMark113715864"/></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9" text:note-class="footnote"><text:note-citation>2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0">Literal<text:note text:id="ftn30" text:note-class="footnote"><text:note-citation>30</text:note-citation><text:note-body><text:p text:style-name="Footnote">No spaces are permitted within the literal.</text:p></text:note-body></text:note></text:p>
          </table:table-cell>
          <table:table-cell table:style-name="Table6.B1" office:value-type="string">
            <text:p text:style-name="P10">Value<text:note text:id="ftn31" text:note-class="footnote"><text:note-citation>3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6">1/2</text:p>
          </table:table-cell>
          <table:table-cell table:style-name="Table6.B2" office:value-type="string">
            <text:p text:style-name="P9">1/2</text:p>
          </table:table-cell>
        </table:table-row>
        <table:table-row>
          <table:table-cell table:style-name="Table6.A2" office:value-type="string">
            <text:p text:style-name="P16">1.2/3</text:p>
          </table:table-cell>
          <table:table-cell table:style-name="Table6.B2" office:value-type="string">
            <text:p text:style-name="P9">2/5</text:p>
          </table:table-cell>
        </table:table-row>
      </table:table>
      <text:p text:style-name="Text_20_body"/>
      <text:h text:style-name="Heading_20_2" text:outline-level="2">Instance Methods</text:h>
      <table:table table:name="Table18" table:style-name="Table18">
        <table:table-column table:style-name="Table18.A"/>
        <table:table-row>
          <table:table-cell table:style-name="Table18.A1" office:value-type="string">
            <text:h text:style-name="Heading_20_3" text:outline-level="3"><text:alphabetical-index-mark text:string-value=".split"/><text:alphabetical-index-mark text:string-value=".split"/>[a_rational] <text:alphabetical-index-mark-start text:id="IMark113716728"/>.split<text:alphabetical-index-mark-end text:id="IMark113716728"/> [numerator denominator]</text:h>
            <text:p text:style-name="Text_20_body"><text:span text:style-name="T1">Routing:</text:span> TOS.</text:p>
            <text:p text:style-name="Text_20_body">Split a rational number into its two component parts.</text:p>
          </table:table-cell>
        </table:table-row>
      </table:table>
      <text:p text:style-name="Text_20_body"/>
      <text:h text:style-name="Heading_20_2" text:outline-level="2">See Also</text:h>
      <text:p text:style-name="Standard">In VirtualMachine see:</text:p>
      <text:p text:style-name="Code">rational</text:p>
      <text:p text:style-name="Code"/>
      <text:p text:style-name="Text_20_body">In Object see:</text:p>
      <text:p text:style-name="Code"><text:soft-page-break/>.to_r <text:s text:c="3"/>&lt;&gt; <text:s text:c="3"/>=</text:p>
      <text:p text:style-name="Code"/>
      <text:p text:style-name="Text_20_body">In Numeric see: All</text:p>
      <text:h text:style-name="Heading_20_1" text:outline-level="1"><text:alphabetical-index-mark-start text:id="IMark113716248"/>Procedure<text:alphabetical-index-mark-end text:id="IMark113716248"/></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13716248"/>String<text:alphabetical-index-mark-end text:id="IMark113716248"/></text:h>
      <text:p text:style-name="Text_20_body"/>
      <text:p text:style-name="Text_20_body">Inheritance: String <text:span text:style-name="T8">←</text:span> Object</text:p>
      <text:p text:style-name="Code">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Ipsum lorem</text:p>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13716248"/>Thread<text:alphabetical-index-mark-end text:id="IMark113716248"/></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13716248"/><text:alphabetical-index-mark-start text:id="IMark113714520"/><text:alphabetical-index-mark-start text:id="IMark113715432"/>TrueClass<text:alphabetical-index-mark-end text:id="IMark113715432"/><text:alphabetical-index-mark-end text:id="IMark113714520"/><text:alphabetical-index-mark-end text:id="IMark113716248"/></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1"/>
      <text:h text:style-name="Heading_20_1" text:outline-level="1">Symbol Glossary</text:h>
      <text:p text:style-name="Code">! <text:s text:c="13"/>.cjust <text:s text:c="8"/>.new_values <text:s text:c="3"/>0&lt;&gt; <text:s text:c="11"/>com</text:p>
      <text:p text:style-name="Code">!: <text:s text:c="12"/>.class <text:s text:c="8"/>.new{ <text:s text:c="9"/>0= <text:s text:c="12"/>complex</text:p>
      <text:p text:style-name="Code">&amp;&amp; <text:s text:c="12"/>.clone <text:s text:c="8"/>.numerator <text:s text:c="4"/>0&gt; <text:s text:c="12"/>copy</text:p>
      <text:p text:style-name="Code">)" <text:s text:c="12"/>.conjugate <text:s text:c="4"/>.odd? <text:s text:c="9"/>0&gt;= <text:s text:c="11"/>distinct?</text:p>
      <text:p text:style-name="Code">)classes <text:s text:c="6"/>.copy <text:s text:c="9"/>.p2c <text:s text:c="10"/>1+ <text:s text:c="12"/>do</text:p>
      <text:p text:style-name="Code">)debug <text:s text:c="8"/>.cos <text:s text:c="10"/>.parent_class <text:s/>1- <text:s text:c="12"/>dpr</text:p>
      <text:p text:style-name="Code">)entries <text:s text:c="6"/>.cosh <text:s text:c="9"/>.polar <text:s text:c="8"/>2* <text:s text:c="12"/>drop</text:p>
      <text:p text:style-name="Code">)globals <text:s text:c="6"/>.cr <text:s text:c="11"/>.posn <text:s text:c="9"/>2+ <text:s text:c="12"/>dup</text:p>
      <text:p text:style-name="Code">)load" <text:s text:c="8"/>.cube <text:s text:c="9"/>.pp <text:s text:c="11"/>2- <text:s text:c="12"/>e</text:p>
      <text:p text:style-name="Code">)methods <text:s text:c="6"/>.current <text:s text:c="6"/>.r2d <text:s text:c="10"/>2/ <text:s text:c="12"/>epsilon</text:p>
      <text:p text:style-name="Code">)nodebug <text:s text:c="6"/>.d2r <text:s text:c="10"/>.real <text:s text:c="9"/>: <text:s text:c="13"/>false</text:p>
      <text:p text:style-name="Code">)quit <text:s text:c="9"/>.denominator <text:s text:c="2"/>.reverse <text:s text:c="6"/>&lt; <text:s text:c="13"/>global:</text:p>
      <text:p text:style-name="Code">)threads <text:s text:c="6"/>.e** <text:s text:c="10"/>.right <text:s text:c="8"/>&lt;&lt; <text:s text:c="12"/>identical?</text:p>
      <text:p text:style-name="Code">)version <text:s text:c="6"/>.each{ <text:s text:c="8"/>.right? <text:s text:c="7"/>&lt;= <text:s text:c="12"/>if</text:p>
      <text:p text:style-name="Code">)words <text:s text:c="8"/>.emit <text:s text:c="9"/>.rjust <text:s text:c="8"/>&lt;=&gt; <text:s text:c="11"/>infinity</text:p>
      <text:p text:style-name="Code">* <text:s text:c="13"/>.eval <text:s text:c="9"/>.round <text:s text:c="8"/>&lt;&gt; <text:s text:c="12"/>load"</text:p>
      <text:p text:style-name="Code">** <text:s text:c="12"/>.even? <text:s text:c="8"/>.rstrip <text:s text:c="7"/>= <text:s text:c="13"/>max</text:p>
      <text:p text:style-name="Code">+ <text:s text:c="13"/>.floor <text:s text:c="8"/>.select{ <text:s text:c="6"/>&gt; <text:s text:c="13"/>max_float</text:p>
      <text:p text:style-name="Code">- <text:s text:c="13"/>.fmt <text:s text:c="10"/>.shuffle <text:s text:c="6"/>&gt;= <text:s text:c="12"/>max_num</text:p>
      <text:p text:style-name="Code">-infinity <text:s text:c="5"/>.fmt" <text:s text:c="9"/>.sin <text:s text:c="10"/>&gt;&gt; <text:s text:c="12"/>min</text:p>
      <text:p text:style-name="Code">. <text:s text:c="13"/>.gcd <text:s text:c="10"/>.sinh <text:s text:c="9"/>?dup <text:s text:c="10"/>min_float</text:p>
      <text:p text:style-name="Code">." <text:s text:c="12"/>.hypot <text:s text:c="8"/>.sleep <text:s text:c="8"/>@ <text:s text:c="13"/>min_num</text:p>
      <text:p text:style-name="Code">.+left <text:s text:c="8"/>.imaginary <text:s text:c="4"/>.sort <text:s text:c="9"/>Array <text:s text:c="9"/>mod</text:p>
      <text:p text:style-name="Code">.+mid <text:s text:c="9"/>.init <text:s text:c="9"/>.split <text:s text:c="8"/>Bignum <text:s text:c="8"/>nan</text:p>
      <text:p text:style-name="Code">.+midlr <text:s text:c="7"/>.is_class? <text:s text:c="4"/>.sqr <text:s text:c="10"/>Class <text:s text:c="9"/>neg</text:p>
      <text:p text:style-name="Code">.+right <text:s text:c="7"/>.keys <text:s text:c="9"/>.sqrt <text:s text:c="9"/>Complex <text:s text:c="7"/>nil</text:p>
      <text:p text:style-name="Code">.-left <text:s text:c="8"/>.lcm <text:s text:c="10"/>.start <text:s text:c="8"/>FalseClass <text:s text:c="4"/>nil&lt;&gt;</text:p>
      <text:p text:style-name="Code">.-mid <text:s text:c="9"/>.left <text:s text:c="9"/>.strip <text:s text:c="8"/>Fixnum <text:s text:c="8"/>nil=</text:p>
      <text:p text:style-name="Code">.-midlr <text:s text:c="7"/>.left? <text:s text:c="8"/>.strlen <text:s text:c="7"/>Float <text:s text:c="9"/>nip</text:p>
      <text:p text:style-name="Code">.-right <text:s text:c="7"/>.length <text:s text:c="7"/>.strmax <text:s text:c="7"/>Hash <text:s text:c="10"/>not</text:p>
      <text:p text:style-name="Code">.1/x <text:s text:c="10"/>.lines <text:s text:c="8"/>.strmax2 <text:s text:c="6"/>Integer <text:s text:c="7"/>or</text:p>
      <text:p text:style-name="Code">.10** <text:s text:c="9"/>.list <text:s text:c="9"/>.subclass: <text:s text:c="4"/>MaxNumeric <text:s text:c="4"/>over</text:p>
      <text:p text:style-name="Code">.2** <text:s text:c="10"/>.ljust <text:s text:c="8"/>.tan <text:s text:c="10"/>MinNumeric <text:s text:c="4"/>pause</text:p>
      <text:p text:style-name="Code">.: <text:s text:c="12"/>.ln <text:s text:c="11"/>.tanh <text:s text:c="9"/>NilClass <text:s text:c="6"/>pi</text:p>
      <text:p text:style-name="Code">.:: <text:s text:c="11"/>.load <text:s text:c="9"/>.to_f <text:s text:c="9"/>Numeric <text:s text:c="7"/>pick</text:p>
      <text:p text:style-name="Code">.[]! <text:s text:c="10"/>.log10 <text:s text:c="8"/>.to_i <text:s text:c="9"/>Object <text:s text:c="8"/>rational</text:p>
      <text:p text:style-name="Code">.[]@ <text:s text:c="10"/>.log2 <text:s text:c="9"/>.to_lower <text:s text:c="5"/>Procedure <text:s text:c="5"/>rot</text:p>
      <text:p text:style-name="Code">.abs <text:s text:c="10"/>.lstrip <text:s text:c="7"/>.to_n <text:s text:c="9"/>Rational <text:s text:c="6"/>self</text:p>
      <text:p text:style-name="Code">.acos <text:s text:c="9"/>.magnitude <text:s text:c="4"/>.to_r <text:s text:c="9"/>String <text:s text:c="8"/>space</text:p>
      <text:p text:style-name="Code">.acosh <text:s text:c="8"/>.main <text:s text:c="9"/>.to_s <text:s text:c="9"/>Thread <text:s text:c="8"/>spaces</text:p>
      <text:p text:style-name="Code">.angle <text:s text:c="8"/>.map{ <text:s text:c="9"/>.to_upper <text:s text:c="5"/>TrueClass <text:s text:c="5"/>swap</text:p>
      <text:p text:style-name="Code">.asin <text:s text:c="9"/>.max <text:s text:c="10"/>.to_x <text:s text:c="9"/>VirtualMachine thread:</text:p>
      <text:p text:style-name="Code">.asinh <text:s text:c="8"/>.mid <text:s text:c="10"/>.values <text:s text:c="7"/>[ <text:s text:c="13"/>true</text:p>
      <text:p text:style-name="Code">.atan <text:s text:c="9"/>.mid? <text:s text:c="9"/>.vm <text:s text:c="11"/>^^ <text:s text:c="12"/>tuck</text:p>
      <text:p text:style-name="Code">.atan2 <text:s text:c="8"/>.midlr <text:s text:c="8"/>.vm_name <text:s text:c="6"/>accept <text:s text:c="8"/>vm</text:p>
      <text:p text:style-name="Code">.atanh <text:s text:c="8"/>.min <text:s text:c="10"/>.with{ <text:s text:c="8"/>accept" <text:s text:c="7"/>xor</text:p>
      <text:p text:style-name="Code">.c2p <text:s text:c="10"/>.name <text:s text:c="9"/>/ <text:s text:c="13"/>and <text:s text:c="11"/>{</text:p>
      <text:p text:style-name="Code">.call <text:s text:c="9"/>.new <text:s text:c="10"/>0&lt; <text:s text:c="12"/>begin <text:s text:c="9"/>{{</text:p>
      <text:p text:style-name="Code">.cbrt <text:s text:c="9"/>.new_size <text:s text:c="5"/>0&lt;= <text:s text:c="11"/>class: <text:s text:c="8"/>||</text:p>
      <text:p text:style-name="Code">.ceil <text:s text:c="9"/>.new_value <text:s text:c="4"/>0&lt;=&gt; <text:s text:c="10"/>clone</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32" text:note-class="footnote"><text:note-citation>3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0">Expression Character</text:p>
          </table:table-cell>
          <table:table-cell table:style-name="Table4.B1" office:value-type="string">
            <text:p text:style-name="P11">Description</text:p>
          </table:table-cell>
        </table:table-row>
        <table:table-row>
          <table:table-cell table:style-name="Table4.A2" office:value-type="string">
            <text:p text:style-name="P14">.</text:p>
          </table:table-cell>
          <table:table-cell table:style-name="Table4.B2" office:value-type="string">
            <text:p text:style-name="P12">Any character except newline</text:p>
          </table:table-cell>
        </table:table-row>
        <table:table-row>
          <table:table-cell table:style-name="Table4.A2" office:value-type="string">
            <text:p text:style-name="P14">[A-Z]</text:p>
          </table:table-cell>
          <table:table-cell table:style-name="Table4.B2" office:value-type="string">
            <text:p text:style-name="P12">Any uppercase alphabetical character.</text:p>
          </table:table-cell>
        </table:table-row>
        <table:table-row>
          <table:table-cell table:style-name="Table4.A2" office:value-type="string">
            <text:p text:style-name="P14">[A-Za-z0-9_]</text:p>
          </table:table-cell>
          <table:table-cell table:style-name="Table4.B2" office:value-type="string">
            <text:p text:style-name="P12">Any alphanumeric or underscore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d</text:p>
          </table:table-cell>
          <table:table-cell table:style-name="Table4.B2" office:value-type="string">
            <text:p text:style-name="P12">A digit (0..9)</text:p>
          </table:table-cell>
        </table:table-row>
        <table:table-row>
          <table:table-cell table:style-name="Table4.A2" office:value-type="string">
            <text:p text:style-name="P14">X*</text:p>
          </table:table-cell>
          <table:table-cell table:style-name="Table4.B2" office:value-type="string">
            <text:p text:style-name="P12">0 or more repetitions of the X expression.</text:p>
          </table:table-cell>
        </table:table-row>
        <table:table-row>
          <table:table-cell table:style-name="Table4.A2" office:value-type="string">
            <text:p text:style-name="P14">X+</text:p>
          </table:table-cell>
          <table:table-cell table:style-name="Table4.B2" office:value-type="string">
            <text:p text:style-name="P12">1 or more repetitions of the X expression.</text:p>
          </table:table-cell>
        </table:table-row>
        <table:table-row>
          <table:table-cell table:style-name="Table4.A2" office:value-type="string">
            <text:p text:style-name="P14">^</text:p>
          </table:table-cell>
          <table:table-cell table:style-name="Table4.B2" office:value-type="string">
            <text:p text:style-name="P12">The beginning of the line or string.</text:p>
          </table:table-cell>
        </table:table-row>
        <table:table-row>
          <table:table-cell table:style-name="Table4.A2" office:value-type="string">
            <text:p text:style-name="P14">$</text:p>
          </table:table-cell>
          <table:table-cell table:style-name="Table4.B2" office:value-type="string">
            <text:p text:style-name="P12">The end of the line or string</text:p>
          </table:table-cell>
        </table:table-row>
        <table:table-row>
          <table:table-cell table:style-name="Table4.A2" office:value-type="string">
            <text:p text:style-name="P13">other</text:p>
          </table:table-cell>
          <table:table-cell table:style-name="Table4.B2" office:value-type="string">
            <text:p text:style-name="P12">Non-regex commands are expressions for themselves.</text:p>
          </table:table-cell>
        </table:table-row>
      </table:table>
      <text:p text:style-name="P3"/>
      <text:p text:style-name="P3"/>
      <text:p text:style-name="P24"/>
      <text:alphabetical-index text:style-name="Sect2" text:protected="true" text:name="Alphabetical Index1">
        <text:alphabetical-index-sourc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2">Array<text:tab/>27</text:p>
          <text:p text:style-name="P32">Class<text:tab/>28</text:p>
          <text:p text:style-name="P32">Complex<text:tab/>35</text:p>
          <text:p text:style-name="P32">FalseClass<text:tab/>29</text:p>
          <text:p text:style-name="P32">Float<text:tab/>37</text:p>
          <text:p text:style-name="P32">Hash<text:tab/>30</text:p>
          <text:p text:style-name="P32">inst:<text:tab/>20</text:p>
          <text:p text:style-name="P32">Integer<text:tab/>38</text:p>
          <text:p text:style-name="P32">local:<text:tab/>20</text:p>
          <text:p text:style-name="P32">MaxNumeric<text:tab/>31</text:p>
          <text:p text:style-name="P32">MinNumeric<text:tab/>32</text:p>
          <text:p text:style-name="P32">NilClass<text:tab/>33</text:p>
          <text:p text:style-name="P32">Numeric<text:tab/>34</text:p>
          <text:p text:style-name="P32">Object<text:tab/>19</text:p>
          <text:p text:style-name="P32">Procedure<text:tab/>41</text:p>
          <text:p text:style-name="P32">Rational<text:tab/>39</text:p>
          <text:p text:style-name="P32">Routing<text:tab/>17</text:p>
          <text:p text:style-name="P32">String<text:tab/>42</text:p>
          <text:p text:style-name="P32">super<text:tab/>20</text:p>
          <text:p text:style-name="P32">Thread<text:tab/>43</text:p>
          <text:p text:style-name="P32">TrueClass<text:tab/>44</text:p>
          <text:p text:style-name="P32">VirtualMachine<text:tab/>18</text:p>
          <text:p text:style-name="P32">^^<text:tab/>25, 29, 33</text:p>
          <text:p text:style-name="P32">;<text:tab/>20</text:p>
          <text:p text:style-name="P32">:<text:tab/>17</text:p>
          <text:p text:style-name="P32">.<text:tab/>19</text:p>
          <text:p text:style-name="P32">.:<text:tab/>17</text:p>
          <text:p text:style-name="P32">.::<text:tab/>17, 19</text:p>
          <text:p text:style-name="P32">.cbrt<text:tab/>36</text:p>
          <text:p text:style-name="P32">.class<text:tab/>20</text:p>
          <text:p text:style-name="P32">.clone<text:tab/>21</text:p>
          <text:p text:style-name="P32">.copy<text:tab/>21</text:p>
          <text:p text:style-name="P32">.e**<text:tab/>36</text:p>
          <text:p text:style-name="P32">.init<text:tab/>21</text:p>
          <text:p text:style-name="P32">.is_class?<text:tab/>21</text:p>
          <text:p text:style-name="P32">.name<text:tab/>22</text:p>
          <text:p text:style-name="P32">.split<text:tab/>36, 39</text:p>
          <text:p text:style-name="P32">.sqrt<text:tab/>36</text:p>
          <text:p text:style-name="P32">.strlen<text:tab/>22</text:p>
          <text:p text:style-name="P32">.to_f<text:tab/>22</text:p>
          <text:p text:style-name="P32">.to_f!<text:tab/>23</text:p>
          <text:p text:style-name="P32">.to_i<text:tab/>23</text:p>
          <text:p text:style-name="P32">.to_i!<text:tab/>23</text:p>
          <text:p text:style-name="P32">.to_n<text:tab/>23</text:p>
          <text:p text:style-name="P32">.to_n!<text:tab/>24</text:p>
          <text:p text:style-name="P32">.to_r<text:tab/>24</text:p>
          <text:p text:style-name="P32">.to_r!<text:tab/>25</text:p>
          <text:p text:style-name="P32">.to_s<text:tab/>25</text:p>
          <text:p text:style-name="P32">)methods<text:tab/>19</text:p>
          <text:p text:style-name="P32">&amp;&amp;<text:tab/>19, 29, 33</text:p>
          <text:p text:style-name="P32">||<text:tab/>25, 29, 33</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fo:background-color="#ccffff" fo:padding="0.0201in" fo:border="0.0008in solid #000000" style:shadow="none" text:number-lines="false" text:line-number="0">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0402in" fo:margin-bottom="0.0201in" fo:text-align="justify" style:justify-single-word="false" fo:text-indent="0in" style:auto-text-indent="false" style:page-number="auto" fo:background-color="#ccff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8</text:page-number> of <text:page-count>4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8H1M59S</meta:editing-duration>
    <meta:editing-cycles>775</meta:editing-cycles>
    <meta:generator>OpenOffice/4.1.1$Win32 OpenOffice.org_project/411m6$Build-9775</meta:generator>
    <dc:date>2015-01-19T16:04:23.75</dc:date>
    <dc:creator>Peter Camilleri</dc:creator>
    <meta:document-statistic meta:table-count="42" meta:image-count="0" meta:object-count="0" meta:page-count="48" meta:paragraph-count="995" meta:word-count="6949" meta:character-count="43944"/>
    <meta:template xlink:type="simple" xlink:actuate="onRequest" xlink:title="MyDefault" xlink:href="../../../../OpenOffice.org/3/user/template/MyDefault.ott" meta:date="2014-06-26T22:09:00.24"/>
  </office:meta>
</office:document-meta>
</file>